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 Assessment</text:p>
      <text:p text:style-name="Standard"/>
      <text:p text:style-name="Standard">db.Assessments.insert({_id:4, Name:"Test 2",Questions:[{id:1,question:"PHP Stands for ?",options:[{id:1, opt:"Preprocessor",flag:0},{id:2 ,opt:"Preprocessor Hypertext",flag:0},{id:3 ,opt:"Hypertext Preprocessor",flag:1},{id:4 ,opt</text:p>
      <text:p text:style-name="Standard">:"Hypertext",flag:0}]}]} )</text:p>
      <text:p text:style-name="Standard"/>
      <text:p text:style-name="Standard"/>
      <text:p text:style-name="Standard"/>
      <text:p text:style-name="P1">Update 1st <text:s/>Question of Assessment</text:p>
      <text:p text:style-name="Standard"/>
      <text:p text:style-name="Standard">db.Assessments.update({_id:1,'Questions.id':1},{$set:{'Questions.$.question':"xzy?"}})</text:p>
      <text:p text:style-name="Standard"/>
      <text:p text:style-name="P1">Query for updating Assessment 1's question, and options to it.</text:p>
      <text:p text:style-name="Standard"><text:s/>db.Assessments.update({_id:4,'Questions.id':1,},{$set:{'Questions.$.question':"oop?",'Questions.$.options.0.opt':”Object”,'Questions.$.options.0.opt':”Oriented”,'Questions.$.options.0.opt':”Object Oriented Program”,'Questions.$.options.0.opt':”Object Programming”}})</text:p>
      <text:p text:style-name="Standard"/>
      <text:p text:style-name="Standard"/>
      <text:p text:style-name="P1">Query for deleting Assessment 2's question 3's option 2</text:p>
      <text:p text:style-name="Standard">db.Assessments.update({_id:2,'Questions.id':3},{$pull:{'Questions.$.options':{id:2}}})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42:09</meta:creation-date>
    <dc:date>2014-07-11T19:21:46</dc:date>
    <meta:editing-duration>PT4H11M5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9" meta:word-count="46" meta:character-count="864" meta:non-whitespace-character-count="824"/>
  </office:meta>
</office:document-meta>
</file>